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6056in" table:align="left"/>
    </style:style>
    <style:style style:name="Table1.A" style:family="table-column">
      <style:table-column-properties style:column-width="0.2514in"/>
    </style:style>
    <style:style style:name="Table1.B" style:family="table-column">
      <style:table-column-properties style:column-width="1.3382in"/>
    </style:style>
    <style:style style:name="Table1.C" style:family="table-column">
      <style:table-column-properties style:column-width="1.3389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bold" style:font-size-asian="10pt" style:font-weight-asian="bold" style:font-size-complex="10pt" style:font-weight-complex="bold"/>
    </style:style>
    <style:style style:name="P3" style:family="paragraph" style:parent-style-name="Standard">
      <style:text-properties style:font-name="Pericles" fo:font-size="10pt" fo:font-weight="normal" style:font-size-asian="10pt" style:font-weight-asian="normal" style:font-size-complex="10pt"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text-properties style:font-name="Pericles"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8" style:family="paragraph" style:parent-style-name="Table_20_Contents">
      <style:text-properties style:font-name="Pericles" fo:font-size="8pt" style:font-size-asian="8pt" style:font-size-complex="8pt"/>
    </style:style>
    <style:style style:name="P9" style:family="paragraph" style:parent-style-name="Table_20_Contents">
      <style:paragraph-properties fo:text-align="start" style:justify-single-word="false"/>
      <style:text-properties style:font-name="Pericles" fo:font-size="8pt" style:font-size-asian="8pt" style:font-size-complex="8pt"/>
    </style:style>
    <style:style style:name="P10"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Standard" style:list-style-name="L1">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list-style-name="L3">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list-style-name="L4">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list-style-name="L5">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list-style-name="L6">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list-style-name="L8">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list-style-name="L9">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10">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list-style-name="L11">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list-style-name="L12">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list-style-name="L13">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Standard" style:list-style-name="L14">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Standard" style:list-style-name="L15">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list-style-name="L16">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list-style-name="L17">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7" style:family="paragraph" style:parent-style-name="Standard" style:list-style-name="L2">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8" style:family="paragraph" style:parent-style-name="Standard" style:list-style-name="L5">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9" style:family="paragraph" style:parent-style-name="Standard" style:list-style-name="L6">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0" style:family="paragraph" style:parent-style-name="Standard" style:list-style-name="L7">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1" style:family="paragraph" style:parent-style-name="Standard" style:list-style-name="L10">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2" style:family="paragraph" style:parent-style-name="Standard" style:list-style-name="L13">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T6" style:family="text">
      <style:text-properties fo:font-weight="bold" style:font-weight-asian="bold"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Battle</text:p>
      <text:p text:style-name="P1"/>
      <text:p text:style-name="P3">The heroes and their allies are in Thelod, seeking to end the reign of Nikomedes.</text:p>
      <text:p text:style-name="P3"/>
      <table:table table:name="Table1" table:style-name="Table1">
        <table:table-column table:style-name="Table1.A"/>
        <table:table-column table:style-name="Table1.B"/>
        <table:table-column table:style-name="Table1.C"/>
        <table:table-column table:style-name="Table1.B"/>
        <table:table-column table:style-name="Table1.C"/>
        <table:table-row>
          <table:table-cell table:style-name="Table1.A1" office:value-type="string">
            <text:p text:style-name="P6"/>
          </table:table-cell>
          <table:table-cell table:style-name="Table1.A1" office:value-type="string">
            <text:p text:style-name="P6">Heart</text:p>
          </table:table-cell>
          <table:table-cell table:style-name="Table1.A1" office:value-type="string">
            <text:p text:style-name="P6">Diamond</text:p>
          </table:table-cell>
          <table:table-cell table:style-name="Table1.A1" office:value-type="string">
            <text:p text:style-name="P6">Club</text:p>
          </table:table-cell>
          <table:table-cell table:style-name="Table1.E1" office:value-type="string">
            <text:p text:style-name="P6">Spade</text:p>
          </table:table-cell>
        </table:table-row>
        <table:table-row>
          <table:table-cell table:style-name="Table1.A2" office:value-type="float" office:value="2">
            <text:p text:style-name="P7">2</text:p>
          </table:table-cell>
          <table:table-cell table:style-name="Table1.B2" office:value-type="string">
            <text:p text:style-name="P8">Hideaway</text:p>
          </table:table-cell>
          <table:table-cell table:style-name="Table1.B2" office:value-type="string">
            <text:p text:style-name="P8">Shortcut</text:p>
          </table:table-cell>
          <table:table-cell table:style-name="Table1.B2" office:value-type="string">
            <text:p text:style-name="P8">Obstruction</text:p>
          </table:table-cell>
          <table:table-cell table:style-name="Table1.E2" office:value-type="string">
            <text:p text:style-name="P8">Bone Piles</text:p>
          </table:table-cell>
        </table:table-row>
        <table:table-row>
          <table:table-cell table:style-name="Table1.A2" office:value-type="float" office:value="3">
            <text:p text:style-name="P7">3</text:p>
          </table:table-cell>
          <table:table-cell table:style-name="Table1.B2" office:value-type="string">
            <text:p text:style-name="P8"/>
          </table:table-cell>
          <table:table-cell table:style-name="Table1.B2" office:value-type="string">
            <text:p text:style-name="P8">Shortcut</text:p>
          </table:table-cell>
          <table:table-cell table:style-name="Table1.B2" office:value-type="string">
            <text:p text:style-name="P8">Obstruction</text:p>
          </table:table-cell>
          <table:table-cell table:style-name="Table1.E2" office:value-type="string">
            <text:p text:style-name="P8">Bone Piles</text:p>
          </table:table-cell>
        </table:table-row>
        <table:table-row>
          <table:table-cell table:style-name="Table1.A2" office:value-type="float" office:value="4">
            <text:p text:style-name="P7">4</text:p>
          </table:table-cell>
          <table:table-cell table:style-name="Table1.B2" office:value-type="string">
            <text:p text:style-name="P8"/>
          </table:table-cell>
          <table:table-cell table:style-name="Table1.B2" office:value-type="string">
            <text:p text:style-name="P8">Shortcut</text:p>
          </table:table-cell>
          <table:table-cell table:style-name="Table1.B2" office:value-type="string">
            <text:p text:style-name="P8">Obstruction</text:p>
          </table:table-cell>
          <table:table-cell table:style-name="Table1.E2" office:value-type="string">
            <text:p text:style-name="P8">Bone Piles</text:p>
          </table:table-cell>
        </table:table-row>
        <table:table-row>
          <table:table-cell table:style-name="Table1.A2" office:value-type="float" office:value="5">
            <text:p text:style-name="P7">5</text:p>
          </table:table-cell>
          <table:table-cell table:style-name="Table1.B2" office:value-type="string">
            <text:p text:style-name="P8"/>
          </table:table-cell>
          <table:table-cell table:style-name="Table1.B2" office:value-type="string">
            <text:p text:style-name="P8">Quick Respite</text:p>
          </table:table-cell>
          <table:table-cell table:style-name="Table1.B2" office:value-type="string">
            <text:p text:style-name="P8">Prisoner Pens</text:p>
          </table:table-cell>
          <table:table-cell table:style-name="Table1.E2" office:value-type="string">
            <text:p text:style-name="P8">Guard Patrol(3)</text:p>
          </table:table-cell>
        </table:table-row>
        <table:table-row>
          <table:table-cell table:style-name="Table1.A2" office:value-type="float" office:value="6">
            <text:p text:style-name="P7">6</text:p>
          </table:table-cell>
          <table:table-cell table:style-name="Table1.B2" office:value-type="string">
            <text:p text:style-name="P8"/>
          </table:table-cell>
          <table:table-cell table:style-name="Table1.B2" office:value-type="string">
            <text:p text:style-name="P8">Quick Respite</text:p>
          </table:table-cell>
          <table:table-cell table:style-name="Table1.B2" office:value-type="string">
            <text:p text:style-name="P8">Prisoner Pens</text:p>
          </table:table-cell>
          <table:table-cell table:style-name="Table1.E2" office:value-type="string">
            <text:p text:style-name="P8">Guard Patrol(4)</text:p>
          </table:table-cell>
        </table:table-row>
        <table:table-row>
          <table:table-cell table:style-name="Table1.A2" office:value-type="float" office:value="7">
            <text:p text:style-name="P7">7</text:p>
          </table:table-cell>
          <table:table-cell table:style-name="Table1.B2" office:value-type="string">
            <text:p text:style-name="P9">Good Omen</text:p>
          </table:table-cell>
          <table:table-cell table:style-name="Table1.B2" office:value-type="string">
            <text:p text:style-name="P8">Battle (winning)</text:p>
          </table:table-cell>
          <table:table-cell table:style-name="Table1.B2" office:value-type="string">
            <text:p text:style-name="P8">Battle (losing)</text:p>
          </table:table-cell>
          <table:table-cell table:style-name="Table1.E2" office:value-type="string">
            <text:p text:style-name="P8">Bad Omen</text:p>
          </table:table-cell>
        </table:table-row>
        <table:table-row>
          <table:table-cell table:style-name="Table1.A2" office:value-type="float" office:value="8">
            <text:p text:style-name="P7">8</text:p>
          </table:table-cell>
          <table:table-cell table:style-name="Table1.B2" office:value-type="string">
            <text:p text:style-name="P8">Hungry Stray</text:p>
          </table:table-cell>
          <table:table-cell table:style-name="Table1.B2" office:value-type="string">
            <text:p text:style-name="P8">Battle (winning)</text:p>
          </table:table-cell>
          <table:table-cell table:style-name="Table1.B2" office:value-type="string">
            <text:p text:style-name="P8">Battle (losing)</text:p>
          </table:table-cell>
          <table:table-cell table:style-name="Table1.E2" office:value-type="string">
            <text:p text:style-name="P8">Guard Patrol(5)</text:p>
          </table:table-cell>
        </table:table-row>
        <table:table-row>
          <table:table-cell table:style-name="Table1.A2" office:value-type="float" office:value="9">
            <text:p text:style-name="P7">9</text:p>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Dire Boars</text:p>
          </table:table-cell>
          <table:table-cell table:style-name="Table1.E2" office:value-type="string">
            <text:p text:style-name="P8">Gear Check</text:p>
          </table:table-cell>
        </table:table-row>
        <table:table-row>
          <table:table-cell table:style-name="Table1.A2" office:value-type="float" office:value="10">
            <text:p text:style-name="P7">10</text:p>
          </table:table-cell>
          <table:table-cell table:style-name="Table1.B2" office:value-type="string">
            <text:p text:style-name="P8">Temple Square</text:p>
          </table:table-cell>
          <table:table-cell table:style-name="Table1.B2" office:value-type="string">
            <text:p text:style-name="P8">Weapon Shop</text:p>
          </table:table-cell>
          <table:table-cell table:style-name="Table1.B2" office:value-type="string">
            <text:p text:style-name="P8"/>
          </table:table-cell>
          <table:table-cell table:style-name="Table1.E2" office:value-type="string">
            <text:p text:style-name="P8">On Our Tail</text:p>
          </table:table-cell>
        </table:table-row>
        <table:table-row>
          <table:table-cell table:style-name="Table1.B2" office:value-type="string">
            <text:p text:style-name="P7">J</text:p>
          </table:table-cell>
          <table:table-cell table:style-name="Table1.B2" office:value-type="string">
            <text:p text:style-name="P8">Stranded Ally</text:p>
          </table:table-cell>
          <table:table-cell table:style-name="Table1.B2" office:value-type="string">
            <text:p text:style-name="P8">Apothecary</text:p>
          </table:table-cell>
          <table:table-cell table:style-name="Table1.B2" office:value-type="string">
            <text:p text:style-name="P8"/>
          </table:table-cell>
          <table:table-cell table:style-name="Table1.E2" office:value-type="string">
            <text:p text:style-name="P8">Dead Ally</text:p>
          </table:table-cell>
        </table:table-row>
        <table:table-row>
          <table:table-cell table:style-name="Table1.B2" office:value-type="string">
            <text:p text:style-name="P7">Q</text:p>
          </table:table-cell>
          <table:table-cell table:style-name="Table1.B2" office:value-type="string">
            <text:p text:style-name="P8">Shrine to Tathe</text:p>
          </table:table-cell>
          <table:table-cell table:style-name="Table1.B2" office:value-type="string">
            <text:p text:style-name="P8"/>
          </table:table-cell>
          <table:table-cell table:style-name="Table1.B2" office:value-type="string">
            <text:p text:style-name="P8"/>
          </table:table-cell>
          <table:table-cell table:style-name="Table1.E2" office:value-type="string">
            <text:p text:style-name="P8"/>
          </table:table-cell>
        </table:table-row>
        <table:table-row>
          <table:table-cell table:style-name="Table1.B2" office:value-type="string">
            <text:p text:style-name="P7">K</text:p>
          </table:table-cell>
          <table:table-cell table:style-name="Table1.B2" office:value-type="string">
            <text:p text:style-name="P8"/>
          </table:table-cell>
          <table:table-cell table:style-name="Table1.B2" office:value-type="string">
            <text:p text:style-name="P8">Wizard Tower***</text:p>
          </table:table-cell>
          <table:table-cell table:style-name="Table1.B2" office:value-type="string">
            <text:p text:style-name="P8"/>
          </table:table-cell>
          <table:table-cell table:style-name="Table1.E2" office:value-type="string">
            <text:p text:style-name="P8"/>
          </table:table-cell>
        </table:table-row>
        <table:table-row>
          <table:table-cell table:style-name="Table1.B2" office:value-type="string">
            <text:p text:style-name="P7">A</text:p>
          </table:table-cell>
          <table:table-cell table:style-name="Table1.B2" office:value-type="string">
            <text:p text:style-name="P8">Divine Assistance</text:p>
          </table:table-cell>
          <table:table-cell table:style-name="Table1.B2" office:value-type="string">
            <text:p text:style-name="P8"/>
          </table:table-cell>
          <table:table-cell table:style-name="Table1.B2" office:value-type="string">
            <text:p text:style-name="P8"/>
          </table:table-cell>
          <table:table-cell table:style-name="Table1.E2" office:value-type="string">
            <text:p text:style-name="P8"/>
          </table:table-cell>
        </table:table-row>
      </table:table>
      <text:p text:style-name="P3"/>
      <text:p text:style-name="P2">Encounter Details</text:p>
      <text:p text:style-name="P3"/>
      <text:p text:style-name="P4">Apothecary<text:span text:style-name="T2"> – This area has a distinct acid/tangy/chemical smell </text:span><text:span text:style-name="T1">[search 10]</text:span><text:span text:style-name="T2"> that indicates the presence of spoiled alchemical reagents </text:span><text:span text:style-name="T1">[alchemy 10]</text:span><text:span text:style-name="T2">. Indeed, nestled among the hive of houses and apartments is a tiny apothecary.</text:span></text:p>
      <text:list xml:id="list6760777302467095482" text:style-name="L1">
        <text:list-item>
          <text:p text:style-name="P11">Bypassing the apothecary – progress +1</text:p>
        </text:list-item>
        <text:list-item>
          <text:p text:style-name="P11">Searhing the apothecary – setback -1</text:p>
        </text:list-item>
      </text:list>
      <text:p text:style-name="P5"/>
      <text:p text:style-name="P4"><text:span text:style-name="T2">The inside of the shop is a mess of shelves, bottles, pouches, and equipment, all in disarray. It is obvious that this place was picked over by looters and was then abandoned. However, the looters left quite a bit of useful materials behind. A skilled alchemist could either collect reagents and replenish his supply </text:span><text:span text:style-name="T1">[alchemy 8 produces 1d4 supply each hour]</text:span><text:span text:style-name="T2">, or could fix the equipment and set up shop here </text:span><text:span text:style-name="T1">[alchemy 12; 20 task points].</text:span></text:p>
      <text:p text:style-name="P5"/>
      <text:p text:style-name="P5">Searching can lead to the following:</text:p>
      <text:list xml:id="list8565055866072835755" text:style-name="L2">
        <text:list-item>
          <text:p text:style-name="P27"><text:span text:style-name="T1">Foom</text:span><text:span text:style-name="T2"> – You stumble upon a mix of spilled bottles and powders that has dried into a white crystaline substance. </text:span><text:span text:style-name="T1">[alchemy 12]</text:span><text:span text:style-name="T2"> Any disturbance will set this off. If disturbed, this powder will burst into flame, doing 2d6 damage to everyone nearby.</text:span></text:p>
        </text:list-item>
        <text:list-item>
          <text:p text:style-name="P27"><text:span text:style-name="T1">Potion Stash</text:span><text:span text:style-name="T2"> – In a locked drawer </text:span><text:span text:style-name="T1">[locks 10]</text:span><text:span text:style-name="T2"> you find 3 potions (acid vial, cure poison, healing elixir)</text:span></text:p>
        </text:list-item>
        <text:list-item>
          <text:p text:style-name="P27"><text:span text:style-name="T1">Hidden Lockbox</text:span><text:span text:style-name="T2"> – In a locked drawer </text:span><text:span text:style-name="T1">[locks 10]</text:span><text:span text:style-name="T2"> you find a stash of coins (205g)</text:span></text:p>
        </text:list-item>
        <text:list-item>
          <text:p text:style-name="P27"><text:span text:style-name="T1">rare Reagents</text:span><text:span text:style-name="T2"> – You find a box containing 2d4 exotics</text:span></text:p>
        </text:list-item>
      </text:list>
      <text:p text:style-name="P4"><text:span text:style-name="T2"/></text:p>
      <text:p text:style-name="P4">Bad Omen<text:span text:style-name="T2"> – The cry of a carrion bird fills you with dred. You either suffer a setback -1d4, or you give the GM that many inspiration to use against you in your next battle.</text:span></text:p>
      <text:p text:style-name="P5"/>
      <text:p text:style-name="P5"><text:span text:style-name="T7">Battle (losing)</text:span> – You come across two squads in battle. Your side is hard pressed. You <text:soft-page-break/>can leave your allies to their fate or jump in and hope to turn the tide. If you do engage, you can flee at any time as a group.</text:p>
      <text:list xml:id="list254560210834192753" text:style-name="L3">
        <text:list-item>
          <text:p text:style-name="P12">Leave your allies to their fate – setback 1</text:p>
        </text:list-item>
        <text:list-item>
          <text:p text:style-name="P12">Jump in and turn the tide – progress 1-4 based on ally casualties</text:p>
        </text:list-item>
        <text:list-item>
          <text:p text:style-name="P12">Jump in but have to flee – setback 1d4</text:p>
        </text:list-item>
      </text:list>
      <text:p text:style-name="P5"/>
      <text:p text:style-name="P5"><text:span text:style-name="T7">Battle (winning)</text:span> – You come across two squads in battle. Your side is winning. You can move on, knowing your side has this well in hand, or jump in and share in the spoils.</text:p>
      <text:list xml:id="list1075497420938472665" text:style-name="L4">
        <text:list-item>
          <text:p text:style-name="P13">Leave your allies to mop up – progress 1</text:p>
        </text:list-item>
        <text:list-item>
          <text:p text:style-name="P13">Jump in and share the spoils – no progress, but get some gear, inspiration</text:p>
        </text:list-item>
        <text:list-item>
          <text:p text:style-name="P13">Jump in but have to flee – setback -1d4</text:p>
        </text:list-item>
      </text:list>
      <text:p text:style-name="P5"/>
      <text:p text:style-name="P5"/>
      <text:p text:style-name="P4">Bone Piles<text:span text:style-name="T2"> – What used to be an animal pen is now full of the bones of what must be 100s of humans. In another place, a trench is now a repository for bones. The sight is slightly disturbing</text:span></text:p>
      <text:list xml:id="list7184692238003730537" text:style-name="L5">
        <text:list-item>
          <text:p text:style-name="P28"><text:span text:style-name="T2">save </text:span><text:span text:style-name="T1">p/c 8</text:span><text:span text:style-name="T2"> or setback -1 for each failure</text:span></text:p>
        </text:list-item>
        <text:list-item>
          <text:p text:style-name="P14">A character with <text:span text:style-name="T6">[persuade 10]</text:span> can negate all failures and give inspiration</text:p>
        </text:list-item>
      </text:list>
      <text:p text:style-name="P5"/>
      <text:p text:style-name="P5"><text:span text:style-name="T7">Dead Ally</text:span> – You find the remains of 1-3 of your allies. It looks as though a battle was lost here.</text:p>
      <text:list xml:id="list5575469771179226484" text:style-name="L6">
        <text:list-item>
          <text:p text:style-name="P29"><text:span text:style-name="T2">save </text:span><text:span text:style-name="T1">p/c 8</text:span><text:span text:style-name="T2"> or setback -1 for each failure</text:span></text:p>
        </text:list-item>
        <text:list-item>
          <text:p text:style-name="P15">You can gain some loot from the body, including a special/interesting item</text:p>
        </text:list-item>
      </text:list>
      <text:p text:style-name="P5"/>
      <text:p text:style-name="P4">Dire Boars<text:span text:style-name="T2"> – At one of the bone piles, you come across two wild boars, nearly starved. They are scouring the bone pile, crunching bones in their powerful jaws. As you approach, they turn and huff aggressively.</text:span></text:p>
      <text:list xml:id="list1292576682702521446" text:style-name="L7">
        <text:list-item>
          <text:p text:style-name="P30"><text:span text:style-name="T1">[Animal Handling 10]</text:span><text:span text:style-name="T2"> – progress 1</text:span></text:p>
        </text:list-item>
      </text:list>
      <text:p text:style-name="P5"/>
      <text:p text:style-name="P4">Divine Assistance<text:span text:style-name="T2"> – Agents of the divine have blessed your mission. Any hero with a divine favor chit can turn it in immediately for</text:span></text:p>
      <text:list xml:id="list8172686642475147300" text:style-name="L8">
        <text:list-item>
          <text:p text:style-name="P16">A relevant boon that will last for the remainder of the battle</text:p>
        </text:list-item>
        <text:list-item>
          <text:p text:style-name="P16">Progress +1d4</text:p>
          <text:p text:style-name="P16"/>
        </text:list-item>
      </text:list>
      <text:p text:style-name="P5">Alternately, you can save this card for later, and call it in for one "miracle" from any god for which you have divine favor.</text:p>
      <text:p text:style-name="P5"/>
      <text:p text:style-name="P5"><text:span text:style-name="T7">Good Omen</text:span> – Make a roll <text:span text:style-name="T6">[spell lore, theology 10]</text:span> to recognize the significance of the event you have just seen. Success gives you either progress 1d4, or everyone gains an inspiration, or you can hold this card to discard a single encounter later in the battle.</text:p>
      <text:p text:style-name="P5"/>
      <text:p text:style-name="Standard"><text:span text:style-name="T3">Guard Patrol(x)</text:span><text:span text:style-name="T4"> – There isn't too much to guard, so the king's men scour the city, looking for survivors to cage and ultimately eat. X gurds are walking the streets </text:span><text:span text:style-name="T4">now wit0 this macabre mission. The party can roll to detect the patrol, and if they do, they can avoid the patrol </text:span><text:span text:style-name="T5">[navigate, stealth, or ?? 10]</text:span><text:span text:style-name="T4"> or ambush and fight. </text:span></text:p>
      <text:list xml:id="list5663285359761297068" text:style-name="L9">
        <text:list-item>
          <text:p text:style-name="P17">Defeat the patrol – progress + 1d4</text:p>
        </text:list-item>
        <text:list-item>
          <text:p text:style-name="P17">Avoid the patrol – nothing</text:p>
        </text:list-item>
        <text:list-item>
          <text:p text:style-name="P17">Alert and flee – setback -1</text:p>
        </text:list-item>
        <text:list-item>
          <text:p text:style-name="P17">Patrol alerts others – setback -1d4</text:p>
        </text:list-item>
      </text:list>
      <text:p text:style-name="P5"/>
      <text:p text:style-name="P5"/>
      <text:p text:style-name="P5"><text:span text:style-name="T7">Hideaway</text:span> – Several nearyby buildings are ruined and provide easy cover from sight. You may make a <text:span text:style-name="T6">navigate 8</text:span> check to keep this card and automatically deal with a patrol, prison, or guardpost, either avoiding it or setting up an ambush to fight.</text:p>
      <text:p text:style-name="P5"><text:soft-page-break/></text:p>
      <text:p text:style-name="P5"><text:span text:style-name="T7">Hungry Stray</text:span> – You come across a starving dog, obviously suffering. An <text:span text:style-name="T6">[animal handling 8]</text:span> check and some food will gain you a friend for the duration of the battle. </text:p>
      <text:p text:style-name="P5"/>
      <text:p text:style-name="P4">Obstruction<text:span text:style-name="T2"> – Your way is blocked by debris, or a sinkhole</text:span></text:p>
      <text:list xml:id="list6612679075027490653" text:style-name="L10">
        <text:list-item>
          <text:p text:style-name="P31"><text:span text:style-name="T2">Go around </text:span><text:span text:style-name="T1">[navigate 10]</text:span><text:span text:style-name="T2"> – progress 1</text:span></text:p>
        </text:list-item>
        <text:list-item>
          <text:p text:style-name="P18">Go through ??? -- progress 1</text:p>
        </text:list-item>
        <text:list-item>
          <text:p text:style-name="P18">Fail to go around or through – setback -1d4</text:p>
        </text:list-item>
      </text:list>
      <text:p text:style-name="P5"/>
      <text:p text:style-name="P5"><text:span text:style-name="T7">On Our Tail</text:span> – A large group of guards has spotted you and is in pursuit. If you can distract, mislead, or outrun them, good. If not, you can choose to fight, or take a major setback 2d4.</text:p>
      <text:p text:style-name="P5"/>
      <text:p text:style-name="P4">Prisoner Pens<text:span text:style-name="T2"> – A ruined building has been blocked off, and several guards mill about. As the heroes watch, two guards drag a lethargic civilian and throw him through the door, "Got another one." "Almost nothing there. We need some meat."</text:span></text:p>
      <text:list xml:id="list3335049905927096159" text:style-name="L11">
        <text:list-item>
          <text:p text:style-name="P19">Avoid this place – progress 1</text:p>
        </text:list-item>
      </text:list>
      <text:p text:style-name="P5"/>
      <text:p text:style-name="P5">Saving these unfortunates could gain the party some inspiration, and perhaps a guide... or maybe even fighters is the Hunger Spirit is defeated.</text:p>
      <text:list xml:id="list8882880860914162701" text:style-name="L12">
        <text:list-item>
          <text:p text:style-name="P20">Fighter – gain 2 weak allies</text:p>
        </text:list-item>
        <text:list-item>
          <text:p text:style-name="P20">Guide – progress + 1d4</text:p>
        </text:list-item>
      </text:list>
      <text:p text:style-name="P5"/>
      <text:p text:style-name="P5"><text:span text:style-name="T7">Quick Respite</text:span> – A brief moment of calm in the midst of a raging battle.</text:p>
      <text:list xml:id="list3104848362446365744" text:style-name="L17">
        <text:list-item>
          <text:p text:style-name="P25">Soldier On – Progress 1d4</text:p>
        </text:list-item>
        <text:list-item>
          <text:p text:style-name="P25">Take a Short Break – You can make a <text:span text:style-name="T6">[survival 6]</text:span> to take a camp ignoring the time it would normally take</text:p>
        </text:list-item>
      </text:list>
      <text:p text:style-name="P5"/>
      <text:p text:style-name="P4">Shortcut<text:span text:style-name="T2"> – You find a nice alley which leads to closer to the palace.</text:span></text:p>
      <text:list xml:id="list43532211" text:continue-list="list6612679075027490653" text:style-name="L10">
        <text:list-item>
          <text:p text:style-name="P31"><text:span text:style-name="T1">[Navigate 10]</text:span><text:span text:style-name="T2"> – progress +1d4</text:span></text:p>
        </text:list-item>
      </text:list>
      <text:p text:style-name="P4"><text:span text:style-name="T2"/></text:p>
      <text:p text:style-name="P4">Shrine to Tathe<text:span text:style-name="T2"> – Tucked away in a shady alley, you find a makeshift shrine to the Duality of Tathe. </text:span><text:span text:style-name="T1">[Theology 10 for some extra info] </text:span><text:span text:style-name="T2">The shrine holds a potion in each hand. The right hand holds a potion of </text:span><text:span text:style-name="T9">Pure Blood</text:span><text:span text:style-name="T2">. The left hand holds a </text:span><text:span text:style-name="T9">Virulent Poison</text:span><text:span text:style-name="T2">.</text:span></text:p>
      <text:p text:style-name="P5"/>
      <text:p text:style-name="P4">Stranded Ally<text:span text:style-name="T2"> – You meet up with one of your allies who has been separated from his squad. He can join you, or you can send him on his way and gain a party inspiration. In any case, you gain progress 1.</text:span></text:p>
      <text:p text:style-name="P5"/>
      <text:p text:style-name="P4">Temple Square<text:span text:style-name="T2"> – Several streets converge into a plaza that contains several shrines (Lex, Vidra, Ylid) and the temples of Aquae and Mordain. </text:span></text:p>
      <text:list xml:id="list6187841694072422798" text:style-name="L13">
        <text:list-item>
          <text:p text:style-name="P32"><text:span text:style-name="T2">Move on and ignore the temples – progress + 1d4 </text:span><text:span text:style-name="T1">BUT</text:span><text:span text:style-name="T2"> priests gain malus</text:span></text:p>
        </text:list-item>
        <text:list-item>
          <text:p text:style-name="P21">Stop here and search/reclaim/worship – setback 1 point</text:p>
        </text:list-item>
      </text:list>
      <text:p text:style-name="P5"/>
      <text:p text:style-name="P5">If you enter the temple of Aquae, Agape will appear with her followers and dramatically claim her temple.</text:p>
      <text:p text:style-name="P5"/>
      <text:p text:style-name="P5">To reclaim these temples, a lampstone will have to be placed. Agape has one she brought, but Kraeggaer does not. However, he could craft one, and Mordain would even favor that.</text:p>
      <text:list xml:id="list2509723719510625950" text:style-name="L14">
        <text:list-item>
          <text:p text:style-name="P22">Craft to claim Mordain's temple – setback 1-4 based on crafting roll. Everyone gains divine favor Mordain</text:p>
        </text:list-item>
      </text:list>
      <text:p text:style-name="P5"/>
      <text:p text:style-name="P4">Weapon Store<text:span text:style-name="T2"> – If you stop here, you can find weapons for allies, or to replace </text:span><text:soft-page-break/><text:span text:style-name="T2">breakage. A instant crafting check can repair.</text:span></text:p>
      <text:list xml:id="list8258666891612989027" text:style-name="L15">
        <text:list-item>
          <text:p text:style-name="P23">Avoid and move on – progress 1</text:p>
        </text:list-item>
        <text:list-item>
          <text:p text:style-name="P23">Search for weapons – setback 1</text:p>
        </text:list-item>
        <text:list-item>
          <text:p text:style-name="P23">Repair – setback 1</text:p>
        </text:list-item>
      </text:list>
      <text:p text:style-name="P5"/>
      <text:p text:style-name="P4">Wizard Tower<text:span text:style-name="T2"> – In the middle of the district is a tower that offers an advantageous view of the nearby city.</text:span></text:p>
      <text:list xml:id="list3233858158942839587" text:style-name="L16">
        <text:list-item>
          <text:p text:style-name="P24">Enter the tower – setback 1</text:p>
        </text:list-item>
        <text:list-item>
          <text:p text:style-name="P24">Move on – progress 1</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4M45S</meta:editing-duration>
    <meta:editing-cycles>10</meta:editing-cycles>
    <meta:generator>OpenOffice/4.1.3$Win32 OpenOffice.org_project/413m1$Build-9783</meta:generator>
    <dc:date>2017-08-24T23:33:35.38</dc:date>
    <dc:creator>Chris Magoun</dc:creator>
    <meta:document-statistic meta:table-count="1" meta:image-count="0" meta:object-count="0" meta:page-count="4" meta:paragraph-count="123" meta:word-count="1432" meta:character-count="7511"/>
    <meta:user-defined meta:name="Info 1"/>
    <meta:user-defined meta:name="Info 2"/>
    <meta:user-defined meta:name="Info 3"/>
    <meta:user-defined meta:name="Info 4"/>
  </office:meta>
</office:document-meta>
</file>